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c19" officeooo:paragraph-rsid="00158c19"/>
    </style:style>
    <style:style style:name="P2" style:family="paragraph" style:parent-style-name="Standard">
      <style:text-properties officeooo:paragraph-rsid="00158c19"/>
    </style:style>
    <style:style style:name="P3" style:family="paragraph" style:parent-style-name="Standard">
      <style:text-properties officeooo:rsid="00170cb8" officeooo:paragraph-rsid="00170cb8"/>
    </style:style>
    <style:style style:name="P4" style:family="paragraph" style:parent-style-name="Standard">
      <style:text-properties officeooo:rsid="0018c5aa" officeooo:paragraph-rsid="0018c5aa"/>
    </style:style>
    <style:style style:name="P5" style:family="paragraph" style:parent-style-name="Standard">
      <style:text-properties officeooo:rsid="001951c7" officeooo:paragraph-rsid="001951c7"/>
    </style:style>
    <style:style style:name="T1" style:family="text">
      <style:text-properties officeooo:rsid="00158c19"/>
    </style:style>
    <style:style style:name="T2" style:family="text">
      <style:text-properties officeooo:rsid="0016dabe"/>
    </style:style>
    <style:style style:name="T3" style:family="text">
      <style:text-properties officeooo:rsid="0017cd65"/>
    </style:style>
    <style:style style:name="T4" style:family="text">
      <style:text-properties officeooo:rsid="0018c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3">Project 1<text:tab/></text:span>First Project Header (Macros)</text:p>
      <text:p text:style-name="P3"><text:tab/>OSC_CAL</text:p>
      <text:p text:style-name="P3"><text:tab/>setup_328_HW</text:p>
      <text:p text:style-name="P3"><text:tab/>setup_watchdog</text:p>
      <text:p text:style-name="P3"><text:tab/>SW_reset</text:p>
      <text:p text:style-name="P3"><text:tab/>initialise_IO</text:p>
      <text:p text:style-name="P3"><text:tab/>clear_display</text:p>
      <text:p text:style-name="Standard"/>
      <text:p text:style-name="Standard"/>
      <text:p text:style-name="Standard"/>
      <text:p text:style-name="Standard"/>
      <text:p text:style-name="Standard">Basic_IO_and_Timer</text:p>
      <text:p text:style-name="Standard"/>
      <text:p text:style-name="P1"><text:tab/>void USART_init (unsigned char, unsigned char);</text:p>
      <text:p text:style-name="P1"><text:tab/>void Timer_T2_10mS_delay_x_m(int);</text:p>
      <text:p text:style-name="P1"><text:tab/>void Timer_T2_sub(char, unsigned char);</text:p>
      <text:p text:style-name="P1"><text:tab/>char isCharavailable (int);</text:p>
      <text:p text:style-name="P1"><text:tab/>char Char_from_PC(void);</text:p>
      <text:p text:style-name="P1"><text:tab/>char waitforkeypress(void);</text:p>
      <text:p text:style-name="P1"><text:tab/>void String_to_PC(const char*);</text:p>
      <text:p text:style-name="P1"><text:tab/>void Char_to_PC(char);</text:p>
      <text:p text:style-name="Standard"/>
      <text:p text:style-name="Standard">First_project_subroutines</text:p>
      <text:p text:style-name="Standard"><text:tab/>void One_wire_Tx_2_integers(unsigned int, unsigned int);</text:p>
      <text:p text:style-name="Standard"><text:tab/>unsigned int PRN_16bit_GEN(unsigned int, unsigned char *);</text:p>
      <text:p text:style-name="Standard"><text:tab/>void One_wire_comms_any_segment(char, char);</text:p>
      <text:p text:style-name="Standard"><text:tab/>void print_eep_address (unsigned int);</text:p>
      <text:p text:style-name="Standard"/>
      <text:p text:style-name="Standard"/>
      <text:p text:style-name="Standard">One_wire_header <text:span text:style-name="T2">(Macros)</text:span></text:p>
      <text:p text:style-name="Standard"><text:tab/>comms_cal</text:p>
      <text:p text:style-name="Standard"><text:tab/>setup_one_wire_comms</text:p>
      <text:p text:style-name="Standard"><text:tab/>clear_display</text:p>
      <text:p text:style-name="Standard"><text:tab/>set_up_pin_change_interrupt_on_PC5</text:p>
      <text:p text:style-name="Standard"><text:tab/>pause_pin_change_interrupt_on_PC5</text:p>
      <text:p text:style-name="Standard"><text:tab/>reinstate_pin_change_interrupt_on_PC5</text:p>
      <text:p text:style-name="Standard"><text:tab/>Reset_ATtiny1606</text:p>
      <text:p text:style-name="Standard"><text:tab/>Start_clock</text:p>
      <text:p text:style-name="Standard"><text:tab/>wait_for_comms_tick</text:p>
      <text:p text:style-name="Standard"><text:tab/>wait_for_half_comms_tick</text:p>
      <text:p text:style-name="Standard"><text:tab/>setRunBL_bit</text:p>
      <text:p text:style-name="Standard"><text:tab/>PINB4_down</text:p>
      <text:p text:style-name="Standard"><text:tab/>PINC5_down</text:p>
      <text:p text:style-name="Standard"><text:tab/>PINC5_up</text:p>
      <text:p text:style-name="Standard"><text:tab/>set_up_activity_leds</text:p>
      <text:p text:style-name="Standard"><text:tab/>LED_1_off</text:p>
      <text:p text:style-name="Standard"><text:tab/>LED_1_o<text:span text:style-name="T1">n</text:span></text:p>
      <text:p text:style-name="P2"><text:tab/>LED_<text:span text:style-name="T1">2</text:span>_off</text:p>
      <text:p text:style-name="P2"><text:tab/>LED_<text:span text:style-name="T1">2</text:span>_o<text:span text:style-name="T1">n</text:span></text:p>
      <text:p text:style-name="P2"><text:tab/>Toggle_LED_1</text:p>
      <text:p text:style-name="Standard"/>
      <text:p text:style-name="Standard"><text:soft-page-break/></text:p>
      <text:p text:style-name="Standard">One_wire_transactions</text:p>
      <text:p text:style-name="Standard"><text:tab/>void UART_Tx_1_wire(void)</text:p>
      <text:p text:style-name="Standard"><text:tab/>void UART_Rx_1_wire(void)</text:p>
      <text:p text:style-name="Standard"><text:tab/>ISR(PCINT0_vect)</text:p>
      <text:p text:style-name="Standard"><text:tab/>ISR(PCINT1_vect)</text:p>
      <text:p text:style-name="Standard"/>
      <text:p text:style-name="Standard"/>
      <text:p text:style-name="Standard"><text:span text:style-name="T3">Project </text:span>2_Receiver_Transmitter_Basic</text:p>
      <text:p text:style-name="Standard"><text:tab/><text:span text:style-name="T3">Nothing new</text:span></text:p>
      <text:p text:style-name="Standard"/>
      <text:p text:style-name="Standard"><text:span text:style-name="T3">Project </text:span>3_Interrupts_and_switches</text:p>
      <text:p text:style-name="Standard"><text:tab/>void Num_to_PC (long)<text:tab/><text:span text:style-name="T4">Demo version</text:span></text:p>
      <text:p text:style-name="Standard"/>
      <text:p text:style-name="Standard"><text:span text:style-name="T4">Project </text:span>4_binary_and_bit_operations</text:p>
      <text:p text:style-name="Standard"><text:tab/>void One_wire_comms_3_bytes(char *<text:span text:style-name="T4">);</text:span></text:p>
      <text:p text:style-name="Standard"><text:tab/>unsigned char PRN_8bit_GEN(unsigned char<text:span text:style-name="T4">);</text:span></text:p>
      <text:p text:style-name="Standard"/>
      <text:p text:style-name="P4">Project 5_Arduino_PC_comms_library</text:p>
      <text:p text:style-name="P4"><text:tab/>Special Arduino functions</text:p>
      <text:p text:style-name="P4"/>
      <text:p text:style-name="P5">Project 6_The_8_digit_display_and_IO</text:p>
      <text:p text:style-name="P5"/>
      <text:p text:style-name="P5">6D_Int_to_display</text:p>
      <text:p text:style-name="P5">6E_FPN_to_display</text:p>
      <text:p text:style-name="P5"><text:tab/>Send_int_num_string</text:p>
      <text:p text:style-name="P5"><text:tab/>Send_float_num_string</text:p>
      <text:p text:style-name="P5"><text:tab/>Int_from_mini_OS</text:p>
      <text:p text:style-name="P5"><text:tab/>int_num_to_display(long);</text:p>
      <text:p text:style-name="P5"><text:tab/>float_num_to_display(float);</text:p>
      <text:p text:style-name="P5"><text:tab/>long Int_KBD_to_display(char *);</text:p>
      <text:p text:style-name="P5"><text:tab/>float Float_KBD_to_display(char *);</text:p>
      <text:p text:style-name="P5"/>
      <text:p text:style-name="P5">6F_FPN_from_I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7:43:31.738000000</meta:creation-date>
    <meta:generator>LibreOffice/6.2.8.2$Windows_X86_64 LibreOffice_project/f82ddfca21ebc1e222a662a32b25c0c9d20169ee</meta:generator>
    <dc:date>2022-05-10T20:04:20.759000000</dc:date>
    <meta:editing-duration>PT13M48S</meta:editing-duration>
    <meta:editing-cycles>5</meta:editing-cycles>
    <meta:document-statistic meta:table-count="0" meta:image-count="0" meta:object-count="0" meta:page-count="2" meta:paragraph-count="67" meta:word-count="127" meta:character-count="1645" meta:non-whitespace-character-count="1531"/>
  </office:meta>
</office:document-meta>
</file>